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mm" fo:margin-right="0mm" fo:text-align="end" style:justify-single-word="false" fo:text-indent="0mm" style:auto-text-indent="false" fo:padding="0.74mm" fo:border-left="none" fo:border-right="none" fo:border-top="none" fo:border-bottom="0.02mm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74mm" fo:border-left="none" fo:border-right="none" fo:border-top="none" fo:border-bottom="0.02mm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12.51mm" fo:margin-right="0mm" fo:text-align="end" style:justify-single-word="false" fo:text-indent="0mm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سپاسگزاری</text:p>
      <text:p text:style-name="P4">پیش‌گفتار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3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1">۶- نصب و مدیریت بسته‌های نرم‌افزاری</text:p>
      <text:p text:style-name="P1"><text:soft-page-break/><text:tab/>۱-۶- مفاهیم</text:p>
      <text:p text:style-name="P1"><text:tab/>۲-۶- نصب و مدیریت بسته‌ها در محیط گرافیکی</text:p>
      <text:p text:style-name="P1"><text:tab/>۳-۶- نصب و مدیریت بسته‌ها در محیط متنی</text:p>
      <text:p text:style-name="P2">۷- تنظیمات سخت‌افزارها</text:p>
      <text:p text:style-name="P2"><text:tab/>۱-۷- پارتیشن‌ها و فایل‌سیستم‌ها</text:p>
      <text:p text:style-name="P2"><text:tab/>۲-۷- نصب چاپگرها</text:p>
      <text:p text:style-name="P2"><text:tab/><text:span text:style-name="T1">۳-۷- ساختار X Window System</text:span></text:p>
      <text:p text:style-name="P2"><text:tab/>۴-۷- نصب درایور کارت‌های گرافیکی <text:span text:style-name="T1"><text:s/>ATi و AMD</text:span></text:p>
      <text:p text:style-name="P2"><text:tab/>۵-۷- نصب درایور کارت‌های گرافیکی <text:s/>Nvidia</text:p>
      <text:p text:style-name="P2"><text:tab/>۶-۷- تنظیمات شبکه</text:p>
      <text:p text:style-name="P1">۸- مهاجرت به گنو/لینوکس</text:p>
      <text:p text:style-name="P1"><text:tab/>۱-۸- مفاهیم</text:p>
      <text:p text:style-name="P1"><text:tab/><text:tab/>۱-۱-۸- انواع مهاجرت</text:p>
      <text:p text:style-name="P1"><text:tab/><text:tab/>۲-۱-۸- زمان مناسب برای مهاجرت</text:p>
      <text:p text:style-name="P1"><text:tab/><text:tab/>۳-۱-۸- برنامه‌ریزی و اجرا</text:p>
      <text:p text:style-name="P1"><text:tab/><text:tab/>۴-۱-۸- آموزش</text:p>
      <text:p text:style-name="P1"><text:tab/><text:tab/>۵-۱-۸- آمارها</text:p>
      <text:p text:style-name="P1"><text:tab/><text:tab/><text:tab/>1-۵-۱-۸- آموزش</text:p>
      <text:p text:style-name="P1"><text:tab/><text:tab/><text:tab/>2-۵-۱-۸- کاربر خانگی</text:p>
      <text:p text:style-name="P1"><text:tab/><text:tab/><text:tab/>3-۵-۱-۸- شرکت‌ها و مؤسسه‌های تجاری</text:p>
      <text:p text:style-name="P1"><text:tab/><text:tab/><text:tab/>4-۵-۱-۸- مؤسسه‌های علمی</text:p>
      <text:p text:style-name="P1"><text:tab/>۲-۸- <text:span text:style-name="T2">دلیل‌های</text:span> فنی</text:p>
      <text:p text:style-name="P1"><text:tab/>۳-۸- مراحل اجرایی</text:p>
      <text:p text:style-name="P1"/>
      <text:p text:style-name="P3">پیوست‌ها</text:p>
      <text:p text:style-name="P1">پیوست ۱- رفع مشکل</text:p>
      <text:p text:style-name="P1">پیوست ۲- منابع برای مطالعه‌ی بیشتر</text:p>
      <text:p text:style-name="P1">پیوست ۳- منابع کتا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7T23:48:50</dc:date>
    <dc:creator>Mostafa Moradian</dc:creator>
    <meta:editing-duration>P1DT35M14S</meta:editing-duration>
    <meta:editing-cycles>298</meta:editing-cycles>
    <meta:generator>LibreOffice/3.3$Linux LibreOffice_project/330m19$Build-202</meta:generator>
    <meta:document-statistic meta:table-count="0" meta:image-count="0" meta:object-count="0" meta:page-count="2" meta:paragraph-count="61" meta:word-count="435" meta:character-count="1537"/>
  </office:meta>
</office:document-meta>
</file>